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mbient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Jas (0-255)</text:p>
          </table:table-cell>
          <table:table-cell office:value-type="string" calcext:value-type="string">
            <text:p>ILED [mA]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1" calcext:value-type="float">
            <text:p>0,6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.78" calcext:value-type="float">
            <text:p>6,7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.94" calcext:value-type="float">
            <text:p>12,9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.42" calcext:value-type="float">
            <text:p>20,4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8.72" calcext:value-type="float">
            <text:p>28,7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7.5" calcext:value-type="float">
            <text:p>37,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6.6" calcext:value-type="float">
            <text:p>46,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5.89" calcext:value-type="float">
            <text:p>55,8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5.3" calcext:value-type="float">
            <text:p>65,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4.8" calcext:value-type="float">
            <text:p>74,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84.4" calcext:value-type="float">
            <text:p>84,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3.8" calcext:value-type="float">
            <text:p>93,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11.7" calcext:value-type="float">
            <text:p>111,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19.6" calcext:value-type="float">
            <text:p>119,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26.1" calcext:value-type="float">
            <text:p>126,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31.5" calcext:value-type="float">
            <text:p>131,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35.3" calcext:value-type="float">
            <text:p>135,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37.9" calcext:value-type="float">
            <text:p>137,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39.8" calcext:value-type="float">
            <text:p>139,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1.2" calcext:value-type="float">
            <text:p>141,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2.3" calcext:value-type="float">
            <text:p>142,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3.5" calcext:value-type="float">
            <text:p>143,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3.6" calcext:value-type="float">
            <text:p>143,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46mm"/>
      <style:text-properties style:font-name="Liberation Sans" fo:language="cs" fo:country="CZ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0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0T16:08:36.142701285</meta:creation-date>
    <dc:date>2022-04-10T16:21:31.172845204</dc:date>
    <meta:editing-duration>PT12M55S</meta:editing-duration>
    <meta:editing-cycles>2</meta:editing-cycles>
    <meta:generator>LibreOffice/6.4.7.2$Linux_X86_64 LibreOffice_project/40$Build-2</meta:generator>
    <meta:document-statistic meta:table-count="1" meta:cell-count="56" meta:object-count="0"/>
  </office:meta>
</office:document-meta>
</file>